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, 'Helvetica Neue Light', 'Helvetica Neue', Helvetica, Arial, 'Lucida Grande'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417in" fo:margin-bottom="0.0417in" style:line-height-at-least="0.25in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.0417in" fo:margin-bottom="0.0417in" style:line-height-at-least="0.25in" fo:orphans="2" fo:widows="2" fo:text-indent="0in" style:auto-text-indent="false"/>
      <style:text-properties fo:font-variant="normal" fo:text-transform="none" style:font-name="Roboto" fo:font-size="10.5pt" fo:letter-spacing="normal" fo:font-style="normal" fo:font-weight="normal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style:font-name="Roboto" fo:font-size="10.5pt" fo:letter-spacing="normal" fo:font-style="normal" fo:font-weight="normal"/>
    </style:style>
    <style:style style:name="T2" style:family="text">
      <style:text-properties fo:font-variant="normal" fo:text-transform="none" style:font-name="Roboto" fo:font-size="10.5pt" fo:letter-spacing="normal" fo:font-style="normal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976d2" style:text-line-through-style="none" style:text-underline-style="none" style:text-blinking="false"/>
    </style:style>
    <style:style style:name="T5" style:family="text">
      <style:text-properties fo:color="#1976d2" style:text-line-through-style="none" style:text-underline-style="none" fo:font-weight="bold" style:text-blinking="false" style:font-weight-asian="bold" style:font-weight-complex="bold"/>
    </style:style>
    <style:style style:name="T6" style:family="text">
      <style:text-properties fo:color="#1976d2" style:text-line-through-style="none" style:font-name="Aharoni" style:text-underline-style="none" fo:font-weight="bold" style:text-blinking="false" style:font-weight-asian="bold" style:font-weight-complex="bold"/>
    </style:style>
    <style:style style:name="T7" style:family="text">
      <style:text-properties fo:color="#1976d2" style:text-line-through-style="none" style:font-name="Aharoni" style:text-underline-style="none" style:text-blinking="false"/>
    </style:style>
    <style:style style:name="T8" style:family="text">
      <style:text-properties style:font-name="Aharoni"/>
    </style:style>
    <style:style style:name="T9" style:family="text">
      <style:text-properties style:font-name="Aharoni" fo:font-weight="bold" style:font-weight-asian="bold" style:font-weight-complex="bold"/>
    </style:style>
    <style:style style:name="T10" style:family="text">
      <style:text-properties fo:color="#1c1c1c"/>
    </style:style>
    <style:style style:name="T11" style:family="text">
      <style:text-properties fo:color="#1c1c1c" style:font-name="Aharoni"/>
    </style:style>
    <style:style style:name="T12" style:family="text">
      <style:text-properties fo:color="#1c1c1c" style:font-name="Aharoni" fo:font-weight="bold" style:font-weight-asian="bold" style:font-weight-complex="bold"/>
    </style:style>
    <style:style style:name="T13" style:family="text">
      <style:text-properties fo:color="#1c1c1c" style:text-line-through-style="none" style:font-name="Aharoni" style:text-underline-style="none" style:text-blinking="false"/>
    </style:style>
    <style:style style:name="T14" style:family="text">
      <style:text-properties fo:color="#1c1c1c" style:text-line-through-style="none" style:font-name="Aharoni" style:text-underline-style="none" fo:font-weight="bold" style:text-blinking="false" style:font-weight-asian="bold" style:font-weight-complex="bold"/>
    </style:style>
    <style:style style:name="T15" style:family="text">
      <style:text-properties fo:color="#1c1c1c" style:text-line-through-style="none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gular 2 directives:</text:p>
      <text:p text:style-name="P3"/>
      <text:p text:style-name="P3"><text:span text:style-name="T2">There are three kinds of directives in Angular:</text:span> </text:p>
      <text:list xml:id="list6077132577604292445" text:style-name="L1">
        <text:list-item>
          <text:p text:style-name="P2">Components—directives with a template.</text:p>
        </text:list-item>
        <text:list-item>
          <text:p text:style-name="P2">Structural directives—change the DOM layout by adding and removing DOM elements.</text:p>
        </text:list-item>
        <text:list-item>
          <text:p text:style-name="P2">Attribute directives—change the appearance or behavior of an element, component, or another directive.</text:p>
        </text:list-item>
      </text:list>
      <text:p text:style-name="P1"><text:span text:style-name="Emphasis">Components </text:span>are the most common of the three directives. </text:p>
      <text:p text:style-name="P1"><text:span text:style-name="Emphasis">Structural Directives </text:span>change the structure of the view. Two examples are<text:span text:style-name="T9"> n</text:span><text:a xlink:type="simple" xlink:href="https://angular.io/guide/template-syntax#ngFor" text:style-name="Internet_20_link" text:visited-style-name="Visited_20_Internet_20_Link">gFor</text:a><text:span text:style-name="T14"> </text:span>and<text:span text:style-name="T11"> n</text:span><text:a xlink:type="simple" xlink:href="https://angular.io/guide/template-syntax#ngIf" text:style-name="Internet_20_link" text:visited-style-name="Visited_20_Internet_20_Link"><text:span text:style-name="T13">gIf</text:span></text:a><text:span text:style-name="T11">. (ngForOf)</text:span></text:p>
      <text:p text:style-name="P1"><text:span text:style-name="Emphasis"><text:span text:style-name="T10">Attribute directives</text:span></text:span><text:span text:style-name="Emphasis"><text:span text:style-name="T11"> </text:span></text:span><text:span text:style-name="T10">are used as attributes of elements. The built-in </text:span><text:a xlink:type="simple" xlink:href="https://angular.io/guide/template-syntax#ngStyle" text:style-name="Internet_20_link" text:visited-style-name="Visited_20_Internet_20_Link"><text:span text:style-name="T15">NgStyle</text:span></text:a><text:span text:style-name="T13"> </text:span><text:span text:style-name="T10">directive in the </text:span><text:a xlink:type="simple" xlink:href="https://angular.io/guide/template-syntax" text:style-name="Internet_20_link" text:visited-style-name="Visited_20_Internet_20_Link"><text:span text:style-name="T15">Template Syntax</text:span></text:a><text:span text:style-name="T13"> </text:span><text:span text:style-name="T10">guide, for example, can change several element styles at the same time.</text:span><text:span text:style-name="T11"> </text:span></text:p>
      <text:p text:style-name="P1"><text:span text:style-name="T11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, 'Helvetica Neue Light', 'Helvetica Neue', Helvetica, Arial, 'Lucida Grande', sans-serif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dhakar phad</meta:initial-creator>
    <meta:creation-date>2017-11-28T11:15:46.88</meta:creation-date>
    <meta:document-statistic meta:table-count="0" meta:image-count="0" meta:object-count="0" meta:page-count="1" meta:paragraph-count="8" meta:word-count="94" meta:character-count="632"/>
    <dc:date>2017-11-28T11:28:09.40</dc:date>
    <dc:creator>sudhakar phad</dc:creator>
    <meta:editing-duration>PT12M25S</meta:editing-duration>
    <meta:editing-cycles>1</meta:editing-cycles>
    <meta:generator>OpenOffice/4.1.1$Win32 OpenOffice.org_project/411m6$Build-9775</meta:generator>
  </office:meta>
</office:document-meta>
</file>